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E7CAEEAEA866D355EE.png" manifest:media-type="image/png"/>
  <manifest:file-entry manifest:full-path="Pictures/10000201000002E00000004F0B4F235CF66C707C.png" manifest:media-type="image/png"/>
  <manifest:file-entry manifest:full-path="Pictures/10000201000002E50000008FA39E76AE31306FE9.png" manifest:media-type="image/png"/>
  <manifest:file-entry manifest:full-path="Pictures/10000201000002E0000001E9E2D115ED8451E1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0b24" officeooo:paragraph-rsid="001b0b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17 Bece 0024</text:p>
      <text:p text:style-name="P1">MUHAMMAD AFZAL <text:s text:c="44"/>LAB 6 <text:s/></text:p>
      <text:p text:style-name="P1"/>
      <text:p text:style-name="P1">TASK 1 <text:s text:c="58"/></text:p>
      <text:p text:style-name="P1"><draw:frame draw:style-name="fr1" draw:name="Image1" text:anchor-type="paragraph" svg:x="0.0209in" svg:y="0.2083in" svg:width="6.9252in" svg:height="3.4709in" draw:z-index="0"><draw:image xlink:href="Pictures/10000201000002DD000001E7CAEEAEA866D355EE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paragraph" svg:x="0in" svg:y="0.3425in" svg:width="6.9252in" svg:height="4.072in" draw:z-index="1"><draw:image xlink:href="Pictures/10000201000002E0000001E9E2D115ED8451E1B7.png" xlink:type="simple" xlink:show="embed" xlink:actuate="onLoad" loext:mime-type="image/png"/></draw:frame>TASK 2</text:p>
      <text:p text:style-name="P1"/>
      <text:p text:style-name="P1"><text:soft-page-break/>TASK 3</text:p>
      <text:p text:style-name="P1"/>
      <text:p text:style-name="P1"><draw:frame draw:style-name="fr2" draw:name="Image3" text:anchor-type="paragraph" svg:width="6.9252in" svg:height="1.6689in" draw:z-index="2"><draw:image xlink:href="Pictures/10000201000002E50000008FA39E76AE31306FE9.png" xlink:type="simple" xlink:show="embed" xlink:actuate="onLoad" loext:mime-type="image/png"/></draw:frame></text:p>
      <text:p text:style-name="P1">TASK 4</text:p>
      <text:p text:style-name="P1"><draw:frame draw:style-name="fr1" draw:name="Image4" text:anchor-type="paragraph" svg:x="-0.0626in" svg:y="0.2811in" svg:width="6.9252in" svg:height="1.0319in" draw:z-index="3"><draw:image xlink:href="Pictures/10000201000002E00000004F0B4F235CF66C70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0:59:20.507304149</meta:creation-date>
    <dc:date>2019-10-21T11:05:56.111506268</dc:date>
    <meta:editing-duration>PT6M36S</meta:editing-duration>
    <meta:editing-cycles>1</meta:editing-cycles>
    <meta:document-statistic meta:table-count="0" meta:image-count="4" meta:object-count="0" meta:page-count="2" meta:paragraph-count="6" meta:word-count="15" meta:character-count="163" meta:non-whitespace-character-count="49"/>
    <meta:generator>LibreOffice/6.0.7.3$Linux_X86_64 LibreOffice_project/00m0$Build-3</meta:generator>
  </office:meta>
</office:document-meta>
</file>